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591in"/>
    </style:style>
    <style:style style:name="co2" style:family="table-column">
      <style:table-column-properties fo:break-before="auto" style:column-width="2.7854in"/>
    </style:style>
    <style:style style:name="co3" style:family="table-column">
      <style:table-column-properties fo:break-before="auto" style:column-width="2.5764in"/>
    </style:style>
    <style:style style:name="co4" style:family="table-column">
      <style:table-column-properties fo:break-before="auto" style:column-width="3.2866in"/>
    </style:style>
    <style:style style:name="co5" style:family="table-column">
      <style:table-column-properties fo:break-before="auto" style:column-width="2.8437in"/>
    </style:style>
    <style:style style:name="co6" style:family="table-column">
      <style:table-column-properties fo:break-before="auto" style:column-width="2.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  <style:map style:condition="cell-content()=[.D2]" style:apply-style-name="From-BRB-Main" style:base-cell-address="Sheet1.B2"/>
      <style:map style:condition="cell-content()=[.F2]" style:apply-style-name="From_20_Base" style:base-cell-address="Sheet1.B2"/>
      <style:map style:condition="cell-content()=[.G2]" style:apply-style-name="From_20_Fix-Vault" style:base-cell-address="Sheet1.B2"/>
      <style:map style:condition="cell-content()=[.H2]" style:apply-style-name="From_20_Fix-Plywood" style:base-cell-address="Sheet1.B2"/>
      <style:map style:condition="cell-content()=[.E2]" style:apply-style-name="From-BRB-Main" style:base-cell-address="Sheet1.B2"/>
    </style:style>
    <style:style style:name="ce2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style:font-name="Courier New"/>
      <style:map style:condition="cell-content()=[.D2]" style:apply-style-name="From-BRB-Main" style:base-cell-address="Sheet1.B2"/>
      <style:map style:condition="cell-content()=[.F2]" style:apply-style-name="From_20_Base" style:base-cell-address="Sheet1.B2"/>
      <style:map style:condition="cell-content()=[.G2]" style:apply-style-name="From_20_Fix-Vault" style:base-cell-address="Sheet1.B2"/>
      <style:map style:condition="cell-content()=[.H2]" style:apply-style-name="From_20_Fix-Plywood" style:base-cell-address="Sheet1.B2"/>
      <style:map style:condition="cell-content()=[.E2]" style:apply-style-name="From-BRB-Main" style:base-cell-address="Sheet1.B2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ourier New"/>
    </style:style>
    <style:style style:name="ce8" style:family="table-cell" style:parent-style-name="From_20_Base">
      <style:table-cell-properties style:text-align-source="fix" style:repeat-content="false" fo:background-color="transparent"/>
      <style:paragraph-properties fo:text-align="center" fo:margin-left="0in"/>
      <style:text-properties style:font-name="Courier New"/>
      <style:map style:condition="cell-content()=[.F2]" style:apply-style-name="From_20_Base" style:base-cell-address="Sheet1.D2"/>
      <style:map style:condition="cell-content()=[.G2]" style:apply-style-name="From_20_Fix-Vault" style:base-cell-address="Sheet1.D2"/>
      <style:map style:condition="cell-content()=[.H2]" style:apply-style-name="From_20_Fix-Plywood" style:base-cell-address="Sheet1.D2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ourier New"/>
      <style:map style:condition="cell-content()=[.F2]" style:apply-style-name="From_20_Base" style:base-cell-address="Sheet1.D2"/>
      <style:map style:condition="cell-content()=[.G2]" style:apply-style-name="From_20_Fix-Vault" style:base-cell-address="Sheet1.D2"/>
      <style:map style:condition="cell-content()=[.H2]" style:apply-style-name="From_20_Fix-Plywood" style:base-cell-address="Sheet1.D2"/>
    </style:style>
    <style:style style:name="ce10" style:family="table-cell" style:parent-style-name="From_20_Base">
      <style:table-cell-properties style:text-align-source="fix" style:repeat-content="false" fo:background-color="transparent"/>
      <style:paragraph-properties fo:text-align="center" fo:margin-left="0in"/>
      <style:text-properties style:font-name="Courier New"/>
      <style:map style:condition="cell-content()=[.F2]" style:apply-style-name="From_20_Base" style:base-cell-address="Sheet1.E2"/>
      <style:map style:condition="cell-content()=[.G2]" style:apply-style-name="From_20_Fix-Vault" style:base-cell-address="Sheet1.E2"/>
      <style:map style:condition="cell-content()=[.H2]" style:apply-style-name="From_20_Fix-Plywood" style:base-cell-address="Sheet1.E2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  <style:map style:condition="cell-content()=[.F2]" style:apply-style-name="From_20_Base" style:base-cell-address="Sheet1.E2"/>
      <style:map style:condition="cell-content()=[.G2]" style:apply-style-name="From_20_Fix-Vault" style:base-cell-address="Sheet1.E2"/>
      <style:map style:condition="cell-content()=[.H2]" style:apply-style-name="From_20_Fix-Plywood" style:base-cell-address="Sheet1.E2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ce9"/>
        <table:table-column table:style-name="co2" table:default-cell-style-name="ce11"/>
        <table:table-column table:style-name="co2" table:number-columns-repeated="2" table:default-cell-style-name="ce12"/>
        <table:table-column table:style-name="co5" table:default-cell-style-name="ce12"/>
        <table:table-column table:style-name="co6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BRB Performance (2019-08-12) XXH128</text:p>
          </table:table-cell>
          <table:table-cell table:style-name="Default" office:value-type="string" calcext:value-type="string">
            <text:p>BRB Performance (2019-08-12) CRC32</text:p>
          </table:table-cell>
          <table:table-cell table:style-name="Default" office:value-type="string" calcext:value-type="string">
            <text:p>BRB Main 2 (2019-08-17) XXH128</text:p>
          </table:table-cell>
          <table:table-cell table:style-name="Default" office:value-type="string" calcext:value-type="string">
            <text:p>BRB Quality 2 (2019-08-17) XXH128</text:p>
          </table:table-cell>
          <table:table-cell table:style-name="Default" office:value-type="string" calcext:value-type="string">
            <text:p>SavrenX Base (2019-08-08) XXH128</text:p>
          </table:table-cell>
          <table:table-cell table:style-name="Default" office:value-type="string" calcext:value-type="string">
            <text:p>SavrenX Vault Fix (2019-08-13) XXH128</text:p>
          </table:table-cell>
          <table:table-cell table:style-name="Default" office:value-type="string" calcext:value-type="string">
            <text:p>SavrenX Plywood Fix (2019-08-09) XXH128</text:p>
          </table:table-cell>
          <table:table-cell office:value-type="string" calcext:value-type="string">
            <text:p>Bad Textures Post (2021-08-23)</text:p>
          </table:table-cell>
        </table:table-row>
        <table:table-row table:style-name="ro1">
          <table:table-cell office:value-type="string" calcext:value-type="string">
            <text:p>Textures\Architecture\Buildings\BldgTrimDamage01_d.DDS</text:p>
          </table:table-cell>
          <table:table-cell office:value-type="string" calcext:value-type="string">
            <text:p>24923999F42CBA20169FEF57B147B99E</text:p>
          </table:table-cell>
          <table:table-cell/>
          <table:table-cell table:style-name="ce8" office:value-type="string" calcext:value-type="string">
            <text:p>48A87F0A2FFCEA88C20AF3908607F0E4</text:p>
          </table:table-cell>
          <table:table-cell table:style-name="ce10"/>
          <table:table-cell office:value-type="string" calcext:value-type="string">
            <text:p>6AE384A193AE6E6D466CB0ABAC97FD08</text:p>
          </table:table-cell>
          <table:table-cell office:value-type="string" calcext:value-type="string">
            <text:p>48A87F0A2FFCEA88C20AF3908607F0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Architecture\Buildings\CinderBlockRustStains01_d.DDS</text:p>
          </table:table-cell>
          <table:table-cell table:number-columns-repeated="2"/>
          <table:table-cell table:style-name="ce8"/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Textures\Architecture\Buildings\RoofMetal02_d.DDS</text:p>
          </table:table-cell>
          <table:table-cell office:value-type="string" calcext:value-type="string">
            <text:p>FA60BFBCDF32B1DE38AA95EFE0566594</text:p>
          </table:table-cell>
          <table:table-cell office:value-type="string" calcext:value-type="string">
            <text:p>7B3D09AB</text:p>
          </table:table-cell>
          <table:table-cell office:value-type="string" calcext:value-type="string">
            <text:p>6A1151DA6441BF3479A187CC93AAC788</text:p>
          </table:table-cell>
          <table:table-cell office:value-type="string" calcext:value-type="string">
            <text:p>0D522B1E8DF9891CE6404DFC2227506E</text:p>
          </table:table-cell>
          <table:table-cell office:value-type="string" calcext:value-type="string">
            <text:p>6A1151DA6441BF3479A187CC93AAC788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Buildings\Roofing01_d.DDS</text:p>
          </table:table-cell>
          <table:table-cell/>
          <table:table-cell office:value-type="string" calcext:value-type="string">
            <text:p>DB92803D (good)</text:p>
          </table:table-cell>
          <table:table-cell office:value-type="string" calcext:value-type="string">
            <text:p>04B41FE48A25E2E7903E157131B93EA9 (bad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tures\Architecture\diamondcity\DiamondMetalTrims01.DDS</text:p>
          </table:table-cell>
          <table:table-cell office:value-type="string" calcext:value-type="string">
            <text:p>4BC8D5BC3082347F1143F9CB9AD595BF</text:p>
          </table:table-cell>
          <table:table-cell office:value-type="string" calcext:value-type="string">
            <text:p>3699752D</text:p>
          </table:table-cell>
          <table:table-cell office:value-type="string" calcext:value-type="string">
            <text:p>20C91BFD175F52BAC62B1D79D7318E17</text:p>
          </table:table-cell>
          <table:table-cell office:value-type="string" calcext:value-type="string">
            <text:p>7862986A553E37BDC1266747988A5B16</text:p>
          </table:table-cell>
          <table:table-cell office:value-type="string" calcext:value-type="string">
            <text:p>20C91BFD175F52BAC62B1D79D7318E17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MetalTrims01_d.DDS</text:p>
          </table:table-cell>
          <table:table-cell office:value-type="string" calcext:value-type="string">
            <text:p>B5135793B59AB6175A9FD027EE4E38A2</text:p>
          </table:table-cell>
          <table:table-cell office:value-type="string" calcext:value-type="string">
            <text:p>380060B9</text:p>
          </table:table-cell>
          <table:table-cell office:value-type="string" calcext:value-type="string">
            <text:p>298C650731620C5E307139D50BADCFD9</text:p>
          </table:table-cell>
          <table:table-cell office:value-type="string" calcext:value-type="string">
            <text:p>BD8D8864048E7981178AC26AFDBA2CCF</text:p>
          </table:table-cell>
          <table:table-cell office:value-type="string" calcext:value-type="string">
            <text:p>298C650731620C5E307139D50BADCFD9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MetalTrims01_n.DDS</text:p>
          </table:table-cell>
          <table:table-cell office:value-type="string" calcext:value-type="string">
            <text:p>74CBD6DA93228724341E9412FA790612</text:p>
          </table:table-cell>
          <table:table-cell office:value-type="string" calcext:value-type="string">
            <text:p>7A18AF3D</text:p>
          </table:table-cell>
          <table:table-cell office:value-type="string" calcext:value-type="string">
            <text:p>589DAAC0E33C037D2C8A18449E61FCD7</text:p>
          </table:table-cell>
          <table:table-cell office:value-type="string" calcext:value-type="string">
            <text:p>2D7F60CE513F89EBA68269BAED79325B</text:p>
          </table:table-cell>
          <table:table-cell office:value-type="string" calcext:value-type="string">
            <text:p>589DAAC0E33C037D2C8A18449E61FCD7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MetalTrims01_s.DDS</text:p>
          </table:table-cell>
          <table:table-cell office:value-type="string" calcext:value-type="string">
            <text:p>D31580E4E87C5E0013D5871BAE3A83B8</text:p>
          </table:table-cell>
          <table:table-cell office:value-type="string" calcext:value-type="string">
            <text:p>837A7203</text:p>
          </table:table-cell>
          <table:table-cell office:value-type="string" calcext:value-type="string">
            <text:p>278D57975A9572F4066C18F11ED65B20</text:p>
          </table:table-cell>
          <table:table-cell office:value-type="string" calcext:value-type="string">
            <text:p>81A1B17948174748F0A9FBB36F8425A9</text:p>
          </table:table-cell>
          <table:table-cell office:value-type="string" calcext:value-type="string">
            <text:p>278D57975A9572F4066C18F11ED65B2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RVPanel02.DDS</text:p>
          </table:table-cell>
          <table:table-cell office:value-type="string" calcext:value-type="string">
            <text:p>545A758B12294CEE27ADEF4465518534</text:p>
          </table:table-cell>
          <table:table-cell office:value-type="string" calcext:value-type="string">
            <text:p>78D926EE</text:p>
          </table:table-cell>
          <table:table-cell office:value-type="string" calcext:value-type="string">
            <text:p>BDCFB6CE1859BF3B222EB84EEEA7FCF4</text:p>
          </table:table-cell>
          <table:table-cell office:value-type="string" calcext:value-type="string">
            <text:p>AEF562516232625637F160EA55B7AD99</text:p>
          </table:table-cell>
          <table:table-cell office:value-type="string" calcext:value-type="string">
            <text:p>BDCFB6CE1859BF3B222EB84EEEA7FCF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RVPanel02_d.DDS</text:p>
          </table:table-cell>
          <table:table-cell office:value-type="string" calcext:value-type="string">
            <text:p>B184C9F60F42AE14A0CFC02F7DF7AB2C</text:p>
          </table:table-cell>
          <table:table-cell office:value-type="string" calcext:value-type="string">
            <text:p>3E986B45</text:p>
          </table:table-cell>
          <table:table-cell office:value-type="string" calcext:value-type="string">
            <text:p>3390239EB8F41E27E522737227FB6691</text:p>
          </table:table-cell>
          <table:table-cell office:value-type="string" calcext:value-type="string">
            <text:p>443D35E55C4DD356FCC12595751736DD</text:p>
          </table:table-cell>
          <table:table-cell office:value-type="string" calcext:value-type="string">
            <text:p>3390239EB8F41E27E522737227FB669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RVPanel02_n.DDS</text:p>
          </table:table-cell>
          <table:table-cell office:value-type="string" calcext:value-type="string">
            <text:p>7D2BD4D6C60007512996A677F3E94C79</text:p>
          </table:table-cell>
          <table:table-cell office:value-type="string" calcext:value-type="string">
            <text:p>E80E73F4</text:p>
          </table:table-cell>
          <table:table-cell office:value-type="string" calcext:value-type="string">
            <text:p>161AB0AAB2FDD2CB44C19F5CEB628436</text:p>
          </table:table-cell>
          <table:table-cell office:value-type="string" calcext:value-type="string">
            <text:p>A113FA2B4BFD95E1D3C3BD38806DE4BE</text:p>
          </table:table-cell>
          <table:table-cell office:value-type="string" calcext:value-type="string">
            <text:p>161AB0AAB2FDD2CB44C19F5CEB628436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RVPanel02_s.DDS</text:p>
          </table:table-cell>
          <table:table-cell office:value-type="string" calcext:value-type="string">
            <text:p>6ADA1BCD88FF96DDAF2749BEF4113468</text:p>
          </table:table-cell>
          <table:table-cell office:value-type="string" calcext:value-type="string">
            <text:p>1DB6762D</text:p>
          </table:table-cell>
          <table:table-cell office:value-type="string" calcext:value-type="string">
            <text:p>54708AFFC4E2CD2859D3A6E84CB95E22</text:p>
          </table:table-cell>
          <table:table-cell office:value-type="string" calcext:value-type="string">
            <text:p>CB344F455B52EA629DC217C00CA5E158</text:p>
          </table:table-cell>
          <table:table-cell office:value-type="string" calcext:value-type="string">
            <text:p>54708AFFC4E2CD2859D3A6E84CB95E22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Wood01.DDS</text:p>
          </table:table-cell>
          <table:table-cell office:value-type="string" calcext:value-type="string">
            <text:p>73A958EA0E632C417917EFDEA1DBDAED</text:p>
          </table:table-cell>
          <table:table-cell office:value-type="string" calcext:value-type="string">
            <text:p>B5C1A134</text:p>
          </table:table-cell>
          <table:table-cell office:value-type="string" calcext:value-type="string">
            <text:p>5A2DD81C1F4CE7E7FC2D2E774A0AAAF4</text:p>
          </table:table-cell>
          <table:table-cell office:value-type="string" calcext:value-type="string">
            <text:p>F77A4C1E200C498D5E01BECEC92A13FE</text:p>
          </table:table-cell>
          <table:table-cell office:value-type="string" calcext:value-type="string">
            <text:p>5A2DD81C1F4CE7E7FC2D2E774A0AAAF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Wood01_d.DDS</text:p>
          </table:table-cell>
          <table:table-cell office:value-type="string" calcext:value-type="string">
            <text:p>0E6C7B38392891D214A22DE91C418B91</text:p>
          </table:table-cell>
          <table:table-cell office:value-type="string" calcext:value-type="string">
            <text:p>EE4A20AD</text:p>
          </table:table-cell>
          <table:table-cell office:value-type="string" calcext:value-type="string">
            <text:p>461CD4AB9F78E708D34AB547C0C807A5</text:p>
          </table:table-cell>
          <table:table-cell office:value-type="string" calcext:value-type="string">
            <text:p>7B51048D3D69AC496E190197F8F33024</text:p>
          </table:table-cell>
          <table:table-cell office:value-type="string" calcext:value-type="string">
            <text:p>461CD4AB9F78E708D34AB547C0C807A5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Wood01_n.DDS</text:p>
          </table:table-cell>
          <table:table-cell office:value-type="string" calcext:value-type="string">
            <text:p>8221FA63765BF7C0FFE6ED7B2FD0D3B2</text:p>
          </table:table-cell>
          <table:table-cell office:value-type="string" calcext:value-type="string">
            <text:p>5053F59A</text:p>
          </table:table-cell>
          <table:table-cell office:value-type="string" calcext:value-type="string">
            <text:p>CD7A66AD3F27A7B21C3EA4A73BAB2B35</text:p>
          </table:table-cell>
          <table:table-cell office:value-type="string" calcext:value-type="string">
            <text:p>1A507A4491B4A18288C917D555DB3AA0</text:p>
          </table:table-cell>
          <table:table-cell office:value-type="string" calcext:value-type="string">
            <text:p>CD7A66AD3F27A7B21C3EA4A73BAB2B35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diamondcity\DiamondWood01_s.DDS</text:p>
          </table:table-cell>
          <table:table-cell office:value-type="string" calcext:value-type="string">
            <text:p>1306C80BDAB0F0112E613EAA9F4D1ACF</text:p>
          </table:table-cell>
          <table:table-cell office:value-type="string" calcext:value-type="string">
            <text:p>6E6EFFA4</text:p>
          </table:table-cell>
          <table:table-cell office:value-type="string" calcext:value-type="string">
            <text:p>C007E1CE88093DBBDA5E8284014628DD</text:p>
          </table:table-cell>
          <table:table-cell office:value-type="string" calcext:value-type="string">
            <text:p>776BF4E8B27E11F401C3600BAA998D68</text:p>
          </table:table-cell>
          <table:table-cell office:value-type="string" calcext:value-type="string">
            <text:p>C007E1CE88093DBBDA5E8284014628DD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Architecture\Shacks\ShackPlywood02_d.dds</text:p>
          </table:table-cell>
          <table:table-cell office:value-type="string" calcext:value-type="string">
            <text:p>EC45E4954F6ACC5CD127B7B49D8584BE</text:p>
          </table:table-cell>
          <table:table-cell/>
          <table:table-cell office:value-type="string" calcext:value-type="string">
            <text:p>04B2F92A414E7AFF8580C031CD1E3DB9</text:p>
          </table:table-cell>
          <table:table-cell/>
          <table:table-cell office:value-type="string" calcext:value-type="string">
            <text:p>E884F2AB4DCBCB7A67DA97642160BC9B</text:p>
          </table:table-cell>
          <table:table-cell/>
          <table:table-cell office:value-type="string" calcext:value-type="string">
            <text:p>7D99C855014C97ECC58EA503100E3794</text:p>
          </table:table-cell>
          <table:table-cell/>
        </table:table-row>
        <table:table-row table:style-name="ro1">
          <table:table-cell office:value-type="string" calcext:value-type="string">
            <text:p>Textures\Architecture\Unique\BunkerHillMonument\BHMarbleEdgeTrim01_d.dds</text:p>
          </table:table-cell>
          <table:table-cell office:value-type="string" calcext:value-type="string">
            <text:p>21082990ED90FE3384D9EB299E6710BA</text:p>
          </table:table-cell>
          <table:table-cell/>
          <table:table-cell office:value-type="string" calcext:value-type="string">
            <text:p>2A7B2C12D7EE619B1793A71B0482F563</text:p>
          </table:table-cell>
          <table:table-cell office:value-type="string" calcext:value-type="string">
            <text:p>B5E1E1D8087A6DDEA6C202A1B9270442</text:p>
          </table:table-cell>
          <table:table-cell office:value-type="string" calcext:value-type="string">
            <text:p>BAD67BDAD66B49FDBF4FADBA69063C37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interiors\Building\bldconcdamagegross02_d.DDS</text:p>
          </table:table-cell>
          <table:table-cell office:value-type="string" calcext:value-type="string">
            <text:p>B926B657EFB305D2784D833E35B5F6FB</text:p>
          </table:table-cell>
          <table:table-cell/>
          <table:table-cell office:value-type="string" calcext:value-type="string">
            <text:p>82780C02A607F3FB4F006FDEF4914C45</text:p>
          </table:table-cell>
          <table:table-cell office:value-type="string" calcext:value-type="string">
            <text:p>DEBD14619277D3832DBFC73EF560B88A</text:p>
          </table:table-cell>
          <table:table-cell office:value-type="string" calcext:value-type="string">
            <text:p>4F1B2317C37F7215E134153D621F72CC</text:p>
          </table:table-cell>
          <table:table-cell office:value-type="string" calcext:value-type="string">
            <text:p>82780C02A607F3FB4F006FDEF4914C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Building\BldWindow01_d.DDS</text:p>
          </table:table-cell>
          <table:table-cell office:value-type="string" calcext:value-type="string">
            <text:p>253877347E0D911650274F3294304EDE</text:p>
          </table:table-cell>
          <table:table-cell/>
          <table:table-cell office:value-type="string" calcext:value-type="string">
            <text:p>10583C9BA8B8D4D8E3DDA1D44D5FBCFF</text:p>
          </table:table-cell>
          <table:table-cell office:value-type="string" calcext:value-type="string">
            <text:p>21A37C80C73B40DF3CE4198018661BD1</text:p>
          </table:table-cell>
          <table:table-cell office:value-type="string" calcext:value-type="string">
            <text:p>572572661D0B616E1E8F420CB835BCDE</text:p>
          </table:table-cell>
          <table:table-cell office:value-type="string" calcext:value-type="string">
            <text:p>10583C9BA8B8D4D8E3DDA1D44D5FB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Institute\InstitutePanel03_d.DDS</text:p>
          </table:table-cell>
          <table:table-cell office:value-type="string" calcext:value-type="string">
            <text:p>565CF583ED2E7F5B952E40779AC77419</text:p>
          </table:table-cell>
          <table:table-cell/>
          <table:table-cell office:value-type="string" calcext:value-type="string">
            <text:p>68E867738FB201062DAA4D322EEADD81</text:p>
          </table:table-cell>
          <table:table-cell/>
          <table:table-cell office:value-type="string" calcext:value-type="string">
            <text:p>1AA02AB528F54AB1719E4EE895389AEB</text:p>
          </table:table-cell>
          <table:table-cell office:value-type="string" calcext:value-type="string">
            <text:p>68E867738FB201062DAA4D322EEADD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2Clinic_Damage_d.DDS</text:p>
          </table:table-cell>
          <table:table-cell office:value-type="string" calcext:value-type="string">
            <text:p>17C3D70B3A5D62328405FBFA982E7A72</text:p>
          </table:table-cell>
          <table:table-cell office:value-type="string" calcext:value-type="string">
            <text:p>81F209CA</text:p>
          </table:table-cell>
          <table:table-cell office:value-type="string" calcext:value-type="string">
            <text:p>A2B3925F18DB61443075CF9E8C5C6845</text:p>
          </table:table-cell>
          <table:table-cell/>
          <table:table-cell office:value-type="string" calcext:value-type="string">
            <text:p>A2B3925F18DB61443075CF9E8C5C6845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interiors\vault\VltHallResPaneled04School_DAMAGE_d.DDS</text:p>
          </table:table-cell>
          <table:table-cell office:value-type="string" calcext:value-type="string">
            <text:p>7941F45F503A8A461BF8EFD4A88A19F8</text:p>
          </table:table-cell>
          <table:table-cell/>
          <table:table-cell office:value-type="string" calcext:value-type="string">
            <text:p>A2D03EF084F367A44A22FFDD23727F87</text:p>
          </table:table-cell>
          <table:table-cell/>
          <table:table-cell office:value-type="string" calcext:value-type="string">
            <text:p>96B4F8E106106E6F723AACB60EAC4D88</text:p>
          </table:table-cell>
          <table:table-cell office:value-type="string" calcext:value-type="string">
            <text:p>A2D03EF084F367A44A22FFDD23727F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4School02_Damage_d.DDS</text:p>
          </table:table-cell>
          <table:table-cell office:value-type="string" calcext:value-type="string">
            <text:p>9DE82EFB666674844E2C96B1D5A3376E</text:p>
          </table:table-cell>
          <table:table-cell/>
          <table:table-cell office:value-type="string" calcext:value-type="string">
            <text:p>8CA0D6273FCA93CD74F8318472470BA6</text:p>
          </table:table-cell>
          <table:table-cell/>
          <table:table-cell office:value-type="string" calcext:value-type="string">
            <text:p>BEBC719323C6281B4EF78A0AC427C07B</text:p>
          </table:table-cell>
          <table:table-cell office:value-type="string" calcext:value-type="string">
            <text:p>8CA0D6273FCA93CD74F8318472470BA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5Residence01_Damage_d.DDS</text:p>
          </table:table-cell>
          <table:table-cell office:value-type="string" calcext:value-type="string">
            <text:p>B9AA5755F6896AE049542E6F59F53C48</text:p>
          </table:table-cell>
          <table:table-cell/>
          <table:table-cell office:value-type="string" calcext:value-type="string">
            <text:p>9FBEB730F2AFAF16799792CBC92D51EA</text:p>
          </table:table-cell>
          <table:table-cell/>
          <table:table-cell office:value-type="string" calcext:value-type="string">
            <text:p>CA90F664E74D35EEDE6E140BA937AD14</text:p>
          </table:table-cell>
          <table:table-cell office:value-type="string" calcext:value-type="string">
            <text:p>9FBEB730F2AFAF16799792CBC92D51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5Residence02_Damage_d.DDS</text:p>
          </table:table-cell>
          <table:table-cell office:value-type="string" calcext:value-type="string">
            <text:p>B56CBE2BBDF19165DAA7C394D242171C</text:p>
          </table:table-cell>
          <table:table-cell/>
          <table:table-cell office:value-type="string" calcext:value-type="string">
            <text:p>A7459CB193DFB0C29D2858D9C43F3ED1</text:p>
          </table:table-cell>
          <table:table-cell/>
          <table:table-cell office:value-type="string" calcext:value-type="string">
            <text:p>FFDE1FE2E0DDB9D8B50E7071B361AF39</text:p>
          </table:table-cell>
          <table:table-cell office:value-type="string" calcext:value-type="string">
            <text:p>A7459CB193DFB0C29D2858D9C43F3E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5Residence03_Damage_d.DDS</text:p>
          </table:table-cell>
          <table:table-cell office:value-type="string" calcext:value-type="string">
            <text:p>29890E0F83A71A0732DF98356F97D7CF</text:p>
          </table:table-cell>
          <table:table-cell/>
          <table:table-cell office:value-type="string" calcext:value-type="string">
            <text:p>0F5AE0B6CA7552B2DC37FBDDA8DC02BA</text:p>
          </table:table-cell>
          <table:table-cell/>
          <table:table-cell office:value-type="string" calcext:value-type="string">
            <text:p>0C46868804B37655244E8809AAD5B263</text:p>
          </table:table-cell>
          <table:table-cell office:value-type="string" calcext:value-type="string">
            <text:p>0F5AE0B6CA7552B2DC37FBDDA8DC02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5Residence04_Damage_d.DDS</text:p>
          </table:table-cell>
          <table:table-cell office:value-type="string" calcext:value-type="string">
            <text:p>9AFF388842049BFB2F70C7BD5AE06C8E</text:p>
          </table:table-cell>
          <table:table-cell/>
          <table:table-cell office:value-type="string" calcext:value-type="string">
            <text:p>580B48A2D5C75E2E61CFE204DDDA453F</text:p>
          </table:table-cell>
          <table:table-cell/>
          <table:table-cell office:value-type="string" calcext:value-type="string">
            <text:p>4A48489BBD79FFB0C2585CFBFF75D31E</text:p>
          </table:table-cell>
          <table:table-cell office:value-type="string" calcext:value-type="string">
            <text:p>580B48A2D5C75E2E61CFE204DDDA45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5Residence05Vintage_Damage_d.DDS</text:p>
          </table:table-cell>
          <table:table-cell office:value-type="string" calcext:value-type="string">
            <text:p>65FE9DE816A50627AECD15398AED235F</text:p>
          </table:table-cell>
          <table:table-cell/>
          <table:table-cell office:value-type="string" calcext:value-type="string">
            <text:p>ACB2D7C0B73D8F7CDC640DBA8B4E69AD</text:p>
          </table:table-cell>
          <table:table-cell/>
          <table:table-cell office:value-type="string" calcext:value-type="string">
            <text:p>AB3565F31F6C134C257B10AE75152927</text:p>
          </table:table-cell>
          <table:table-cell office:value-type="string" calcext:value-type="string">
            <text:p>ACB2D7C0B73D8F7CDC640DBA8B4E69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6AdminBlue_Damage_d.DDS</text:p>
          </table:table-cell>
          <table:table-cell office:value-type="string" calcext:value-type="string">
            <text:p>C1E199D19354F5D8F6DF0AED2FA6955E</text:p>
          </table:table-cell>
          <table:table-cell/>
          <table:table-cell office:value-type="string" calcext:value-type="string">
            <text:p>EC220E50477B43B3F41CABB72CE89752</text:p>
          </table:table-cell>
          <table:table-cell/>
          <table:table-cell office:value-type="string" calcext:value-type="string">
            <text:p>FDA55B29E309FBD76351BB20909E949B</text:p>
          </table:table-cell>
          <table:table-cell office:value-type="string" calcext:value-type="string">
            <text:p>EC220E50477B43B3F41CABB72CE89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ures\interiors\vault\VltHallResPaneled07Cafeteria01_Damage_d.DDS</text:p>
          </table:table-cell>
          <table:table-cell table:style-name="ce2" office:value-type="string" calcext:value-type="string">
            <text:p>AC7F5A745C9C3C4BF78E6C5C2E878C70</text:p>
          </table:table-cell>
          <table:table-cell office:value-type="string" calcext:value-type="string">
            <text:p>3E8ABAF8</text:p>
          </table:table-cell>
          <table:table-cell office:value-type="string" calcext:value-type="string">
            <text:p>3BA80A4C733D958A06778B1458761BC0</text:p>
          </table:table-cell>
          <table:table-cell/>
          <table:table-cell office:value-type="string" calcext:value-type="string">
            <text:p>3BA80A4C733D958A06778B1458761BC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interiors\vault\VltHallResPaneled07Cafeteria02_Damage_d.DDS</text:p>
          </table:table-cell>
          <table:table-cell office:value-type="string" calcext:value-type="string">
            <text:p>9B9DF6759A71BCC6D35760A1EF555BF6</text:p>
          </table:table-cell>
          <table:table-cell office:value-type="string" calcext:value-type="string">
            <text:p>4B0F2DCE</text:p>
          </table:table-cell>
          <table:table-cell office:value-type="string" calcext:value-type="string">
            <text:p>77F46E76156F983D07CA675ED89D9B91</text:p>
          </table:table-cell>
          <table:table-cell/>
          <table:table-cell office:value-type="string" calcext:value-type="string">
            <text:p>77F46E76156F983D07CA675ED89D9B9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interiors\vault\VltHallResPaneled07Cafeteria03_Damage_d.DDS</text:p>
          </table:table-cell>
          <table:table-cell office:value-type="string" calcext:value-type="string">
            <text:p>340AE9FA90AF19977139A5D7DCA14731</text:p>
          </table:table-cell>
          <table:table-cell office:value-type="string" calcext:value-type="string">
            <text:p>E289DD52</text:p>
          </table:table-cell>
          <table:table-cell office:value-type="string" calcext:value-type="string">
            <text:p>0171020D16828443A6BA230AC6B77BD3</text:p>
          </table:table-cell>
          <table:table-cell/>
          <table:table-cell office:value-type="string" calcext:value-type="string">
            <text:p>0171020D16828443A6BA230AC6B77BD3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xtures\interiors\vault\VltSecretWindow01_d.DDS</text:p>
          </table:table-cell>
          <table:table-cell office:value-type="string" calcext:value-type="string">
            <text:p>315320535E3DFED6F1A5403C22206C13</text:p>
          </table:table-cell>
          <table:table-cell office:value-type="string" calcext:value-type="string">
            <text:p>27950FEB</text:p>
          </table:table-cell>
          <table:table-cell office:value-type="string" calcext:value-type="string">
            <text:p>2EED1F8C4261C56C88FE40EF07BCDCFD</text:p>
          </table:table-cell>
          <table:table-cell/>
          <table:table-cell office:value-type="string" calcext:value-type="string">
            <text:p>2EED1F8C4261C56C88FE40EF07BCDCFD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calcext:conditional-formats>
          <calcext:conditional-format calcext:target-range-address="Sheet1.D2:Sheet1.D35">
            <calcext:condition calcext:apply-style-name="From Base" calcext:value="=[.F2]" calcext:base-cell-address="Sheet1.D2"/>
            <calcext:condition calcext:apply-style-name="From Fix-Vault" calcext:value="=[.G2]" calcext:base-cell-address="Sheet1.D2"/>
            <calcext:condition calcext:apply-style-name="From Fix-Plywood" calcext:value="=[.H2]" calcext:base-cell-address="Sheet1.D2"/>
          </calcext:conditional-format>
          <calcext:conditional-format calcext:target-range-address="Sheet1.B2:Sheet1.B35">
            <calcext:condition calcext:apply-style-name="From-BRB-Main" calcext:value="=[.D2]" calcext:base-cell-address="Sheet1.B2"/>
            <calcext:condition calcext:apply-style-name="From Base" calcext:value="=[.F2]" calcext:base-cell-address="Sheet1.B2"/>
            <calcext:condition calcext:apply-style-name="From Fix-Vault" calcext:value="=[.G2]" calcext:base-cell-address="Sheet1.B2"/>
            <calcext:condition calcext:apply-style-name="From Fix-Plywood" calcext:value="=[.H2]" calcext:base-cell-address="Sheet1.B2"/>
            <calcext:condition calcext:apply-style-name="From-BRB-Main" calcext:value="=[.E2]" calcext:base-cell-address="Sheet1.B2"/>
          </calcext:conditional-format>
          <calcext:conditional-format calcext:target-range-address="Sheet1.E2:Sheet1.E35">
            <calcext:condition calcext:apply-style-name="From Base" calcext:value="=[.F2]" calcext:base-cell-address="Sheet1.E2"/>
            <calcext:condition calcext:apply-style-name="From Fix-Vault" calcext:value="=[.G2]" calcext:base-cell-address="Sheet1.E2"/>
            <calcext:condition calcext:apply-style-name="From Fix-Plywood" calcext:value="=[.H2]" calcext:base-cell-address="Sheet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rom_20_Base" style:display-name="From Base" style:family="table-cell" style:parent-style-name="Default">
      <style:table-cell-properties fo:background-color="#ffa6a6"/>
    </style:style>
    <style:style style:name="From_20_Fix-Vault" style:display-name="From Fix-Vault" style:family="table-cell" style:parent-style-name="Default">
      <style:table-cell-properties fo:background-color="#afd095"/>
    </style:style>
    <style:style style:name="From_20_Fix-Plywood" style:display-name="From Fix-Plywood" style:family="table-cell" style:parent-style-name="Default">
      <style:table-cell-properties fo:background-color="#afd095"/>
    </style:style>
    <style:style style:name="From-BRB-Main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8T10:46:35.913000000</meta:creation-date>
    <dc:date>2022-08-13T14:35:05.640000000</dc:date>
    <meta:editing-duration>PT3H33M38S</meta:editing-duration>
    <meta:editing-cycles>5</meta:editing-cycles>
    <meta:generator>LibreOffice/7.3.4.2$Windows_X86_64 LibreOffice_project/728fec16bd5f605073805c3c9e7c4212a0120dc5</meta:generator>
    <meta:document-statistic meta:table-count="1" meta:cell-count="207" meta:object-count="0"/>
  </office:meta>
</office:document-meta>
</file>